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8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109">
      <style:table-cell-properties fo:border="0.06pt solid #000000"/>
    </style:style>
    <style:style style:name="ce9" style:family="table-cell" style:parent-style-name="Default" style:data-style-name="N10109">
      <style:table-cell-properties fo:border="0.06pt solid #000000"/>
      <style:text-properties style:font-name-asian="Tahoma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1" office:value-type="string" calcext:value-type="string">
            <text:p>Cena (szt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office:value-type="currency" office:currency="PLN" office:value="4.07" calcext:value-type="currency">
            <text:p>4,07 zł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"</text:p>
          </table:table-cell>
          <table:table-cell office:value-type="currency" office:currency="PLN" office:value="6.3" calcext:value-type="currency">
            <text:p>6,30 zł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ADAPTER LPT (C6502A) DO HP D135/D145</text:p>
          </table:table-cell>
          <table:table-cell office:value-type="currency" office:currency="PLN" office:value="77.99" calcext:value-type="currency">
            <text:p>77,99 zł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currency" office:currency="PLN" office:value="89.99" calcext:value-type="currency">
            <text:p>89,99 zł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currency" office:currency="PLN" office:value="29.99" calcext:value-type="currency">
            <text:p>29,99 zł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currency" office:currency="PLN" office:value="74.99" calcext:value-type="currency">
            <text:p>74,99 zł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currency" office:currency="PLN" office:value="53.2" calcext:value-type="currency">
            <text:p>53,20 zł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currency" office:currency="PLN" office:value="49.99" calcext:value-type="currency">
            <text:p>49,99 zł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currency" office:currency="PLN" office:value="55.99" calcext:value-type="currency">
            <text:p>55,99 zł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currency" office:currency="PLN" office:value="4.99" calcext:value-type="currency">
            <text:p>4,99 zł</text:p>
          </table:table-cell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currency" office:currency="PLN" office:value="51.99" calcext:value-type="currency">
            <text:p>51,99 zł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currency" office:currency="PLN" office:value="52.99" calcext:value-type="currency">
            <text:p>52,99 zł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currency" office:currency="PLN" office:value="54.99" calcext:value-type="currency">
            <text:p>54,99 zł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currency" office:currency="PLN" office:value="54.19" calcext:value-type="currency">
            <text:p>54,19 zł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currency" office:currency="PLN" office:value="179" calcext:value-type="currency">
            <text:p>179,00 zł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currency" office:currency="PLN" office:value="169" calcext:value-type="currency">
            <text:p>169,00 zł</text:p>
          </table:table-cell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currency" office:currency="PLN" office:value="263.99" calcext:value-type="currency">
            <text:p>263,99 zł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currency" office:currency="PLN" office:value="194.99" calcext:value-type="currency">
            <text:p>194,99 zł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currency" office:currency="PLN" office:value="529.99" calcext:value-type="currency">
            <text:p>529,99 zł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currency" office:currency="PLN" office:value="599" calcext:value-type="currency">
            <text:p>599,00 zł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currency" office:currency="PLN" office:value="489" calcext:value-type="currency">
            <text:p>489,00 zł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currency" office:currency="PLN" office:value="329" calcext:value-type="currency">
            <text:p>329,00 zł</text:p>
          </table:table-cell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currency" office:currency="PLN" office:value="309" calcext:value-type="currency">
            <text:p>309,00 zł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currency" office:currency="PLN" office:value="694" calcext:value-type="currency">
            <text:p>694,00 zł</text:p>
          </table:table-cell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currency" office:currency="PLN" office:value="195.8" calcext:value-type="currency">
            <text:p>195,80 zł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currency" office:currency="PLN" office:value="273.24" calcext:value-type="currency">
            <text:p>273,24 zł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office:value-type="currency" office:currency="PLN" office:value="117.3" calcext:value-type="currency">
            <text:p>117,30 zł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currency" office:currency="PLN" office:value="34" calcext:value-type="currency">
            <text:p>34,00 zł</text:p>
          </table:table-cell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currency" office:currency="PLN" office:value="93" calcext:value-type="currency">
            <text:p>93,00 zł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currency" office:currency="PLN" office:value="38.25" calcext:value-type="currency">
            <text:p>38,25 zł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currency" office:currency="PLN" office:value="45.69" calcext:value-type="currency">
            <text:p>45,69 zł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currency" office:currency="PLN" office:value="11.3" calcext:value-type="currency">
            <text:p>11,30 zł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currency" office:currency="PLN" office:value="134.6" calcext:value-type="currency">
            <text:p>134,60 zł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office:value-type="currency" office:currency="PLN" office:value="116.32" calcext:value-type="currency">
            <text:p>116,32 zł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currency" office:currency="PLN" office:value="649" calcext:value-type="currency">
            <text:p>649,00 zł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currency" office:currency="PLN" office:value="229.99" calcext:value-type="currency">
            <text:p>229,99 zł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currency" office:currency="PLN" office:value="298.99" calcext:value-type="currency">
            <text:p>298,99 zł</text:p>
          </table:table-cell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currency" office:currency="PLN" office:value="324.99" calcext:value-type="currency">
            <text:p>324,99 zł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currency" office:currency="PLN" office:value="759.99" calcext:value-type="currency">
            <text:p>759,99 zł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currency" office:currency="PLN" office:value="999.99" calcext:value-type="currency">
            <text:p>999,99 zł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currency" office:currency="PLN" office:value="225" calcext:value-type="currency">
            <text:p>225,00 zł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currency" office:currency="PLN" office:value="266.99" calcext:value-type="currency">
            <text:p>266,99 zł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currency" office:currency="PLN" office:value="326.99" calcext:value-type="currency">
            <text:p>326,99 zł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currency" office:currency="PLN" office:value="949.99" calcext:value-type="currency">
            <text:p>949,99 zł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currency" office:currency="PLN" office:value="639.99" calcext:value-type="currency">
            <text:p>639,99 zł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currency" office:currency="PLN" office:value="799.99" calcext:value-type="currency">
            <text:p>799,99 zł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currency" office:currency="PLN" office:value="959.99" calcext:value-type="currency">
            <text:p>959,99 zł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currency" office:currency="PLN" office:value="719.99" calcext:value-type="currency">
            <text:p>719,99 zł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currency" office:currency="PLN" office:value="439.99" calcext:value-type="currency">
            <text:p>439,99 zł</text:p>
          </table:table-cell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currency" office:currency="PLN" office:value="334" calcext:value-type="currency">
            <text:p>334,00 zł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currency" office:currency="PLN" office:value="525.99" calcext:value-type="currency">
            <text:p>525,99 zł</text:p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currency" office:currency="PLN" office:value="699" calcext:value-type="currency">
            <text:p>699,00 zł</text:p>
          </table:table-cell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currency" office:currency="PLN" office:value="367.5" calcext:value-type="currency">
            <text:p>367,50 zł</text:p>
          </table:table-cell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currency" office:currency="PLN" office:value="499.99" calcext:value-type="currency">
            <text:p>499,99 zł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currency" office:currency="PLN" office:value="739.99" calcext:value-type="currency">
            <text:p>739,99 zł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currency" office:currency="PLN" office:value="219" calcext:value-type="currency">
            <text:p>219,00 zł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currency" office:currency="PLN" office:value="989" calcext:value-type="currency">
            <text:p>989,00 zł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",9 IGIEŁ) (LPT)</text:p>
          </table:table-cell>
          <table:table-cell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",9 IGIEŁ) (LPT)</text:p>
          </table:table-cell>
          <table:table-cell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",24 IGŁY) (LPT)</text:p>
          </table:table-cell>
          <table:table-cell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",24 IGŁY) (LPT)</text:p>
          </table:table-cell>
          <table:table-cell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", 9-IGIEŁ)</text:p>
          </table:table-cell>
          <table:table-cell office:value-type="currency" office:currency="PLN" office:value="422.99" calcext:value-type="currency">
            <text:p>422,99 zł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", 9-IGIEŁ)</text:p>
          </table:table-cell>
          <table:table-cell office:value-type="currency" office:currency="PLN" office:value="919.99" calcext:value-type="currency">
            <text:p>919,99 zł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", 24-IGŁY)</text:p>
          </table:table-cell>
          <table:table-cell office:value-type="currency" office:currency="PLN" office:value="519.99" calcext:value-type="currency">
            <text:p>519,99 zł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",9 IGIEŁ)</text:p>
          </table:table-cell>
          <table:table-cell office:value-type="currency" office:currency="PLN" office:value="529" calcext:value-type="currency">
            <text:p>529,00 zł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",9 IGIEŁ)</text:p>
          </table:table-cell>
          <table:table-cell office:value-type="currency" office:currency="PLN" office:value="839" calcext:value-type="currency">
            <text:p>839,00 zł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style-name="Default" table:number-columns-repeated="2"/>
          <table:table-cell table:style-name="ce9" table:formula="of:=SUM([.C2:.C115])" office:value-type="currency" office:currency="PLN" office:value="74729.28" calcext:value-type="currency">
            <text:p>74 729,28 z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number:currency-style style:name="N10111P0" style:volatile="true" number:language="pl" number:country="PL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11" number:language="pl" number:country="PL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.00.0000</text:date>, <text:time style:data-style-name="N2" text:time-value="00:02:04.30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22:08:09.903000000</meta:creation-date>
    <dc:date>2017-12-13T00:04:22.235000000</dc:date>
    <meta:editing-duration>PT2M42S</meta:editing-duration>
    <meta:editing-cycles>2</meta:editing-cycles>
    <meta:generator>LibreOffice/5.4.3.2$Windows_X86_64 LibreOffice_project/92a7159f7e4af62137622921e809f8546db437e5</meta:generator>
    <meta:document-statistic meta:table-count="1" meta:cell-count="346" meta:object-count="0"/>
  </office:meta>
</office:document-meta>
</file>